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48.3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6.45pt" fo:break-before="auto" style:use-optimal-row-height="true"/>
    </style:style>
    <style:style style:name="ro9" style:family="table-row">
      <style:table-row-properties style:row-height="13.24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5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7">
            <text:p>2018-06-27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9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1324411" calcext:value-type="float">
            <text:p>1324411</text:p>
          </table:table-cell>
          <table:table-cell table:style-name="ce11" table:formula="of:=SUM([.D2:.D63])" office:value-type="float" office:value="14411" calcext:value-type="float">
            <text:p>14411</text:p>
          </table:table-cell>
          <table:table-cell table:style-name="ce11" table:formula="of:=SUM([.E2:.E63])" office:value-type="float" office:value="10908" calcext:value-type="float">
            <text:p>10908</text:p>
          </table:table-cell>
          <table:table-cell table:style-name="ce11" table:formula="of:=[.C65]-[.D65]" office:value-type="float" office:value="1310000" calcext:value-type="float">
            <text:p>1310000</text:p>
          </table:table-cell>
          <table:table-cell table:style-name="ce11" table:formula="of:=[.D65]-[.E65]" office:value-type="float" office:value="3503" calcext:value-type="float">
            <text:p>350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5]/[.H66];1)" office:value-type="float" office:value="159002" calcext:value-type="float">
            <text:p>159002</text:p>
          </table:table-cell>
          <table:table-cell table:style-name="ce11" table:formula="of:=FLOOR([.D65]/[.H66];1)" office:value-type="float" office:value="1730" calcext:value-type="float">
            <text:p>1730</text:p>
          </table:table-cell>
          <table:table-cell table:style-name="ce11" table:formula="of:=FLOOR([.E65]/[.H66];1)" office:value-type="float" office:value="1309" calcext:value-type="float">
            <text:p>1309</text:p>
          </table:table-cell>
          <table:table-cell table:style-name="ce11" table:formula="of:=FLOOR([.F65]/[.H66];1)" office:value-type="float" office:value="157272" calcext:value-type="float">
            <text:p>157272</text:p>
          </table:table-cell>
          <table:table-cell table:style-name="ce11" table:formula="of:=FLOOR([.G65]/[.H66];1)" office:value-type="float" office:value="420" calcext:value-type="float">
            <text:p>420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5]/[.H67];1)" office:value-type="float" office:value="162205" calcext:value-type="float">
            <text:p>162205</text:p>
          </table:table-cell>
          <table:table-cell table:style-name="ce11" table:formula="of:=FLOOR([.D65]/[.H67];1)" office:value-type="float" office:value="1764" calcext:value-type="float">
            <text:p>1764</text:p>
          </table:table-cell>
          <table:table-cell table:style-name="ce11" table:formula="of:=FLOOR([.E65]/[.H67];1)" office:value-type="float" office:value="1335" calcext:value-type="float">
            <text:p>1335</text:p>
          </table:table-cell>
          <table:table-cell table:style-name="ce11" table:formula="of:=FLOOR([.F65]/[.H67];1)" office:value-type="float" office:value="160440" calcext:value-type="float">
            <text:p>160440</text:p>
          </table:table-cell>
          <table:table-cell table:style-name="ce20" table:formula="of:=FLOOR([.G65]/[.H67];1)" office:value-type="float" office:value="429" calcext:value-type="float">
            <text:p>429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5]+[.C64]-[.D64]" office:value-type="float" office:value="1310000" calcext:value-type="float">
            <text:p>1310000</text:p>
          </table:table-cell>
          <table:table-cell table:style-name="ce11" table:formula="of:=['201806'.G65]+[.D64]-[.E64]" office:value-type="float" office:value="3503" calcext:value-type="float">
            <text:p>350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420" calcext:value-type="float">
            <text:p>420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0440" calcext:value-type="float">
            <text:p>160440</text:p>
          </table:table-cell>
          <table:table-cell table:style-name="ce20" table:formula="of:=FLOOR([.G64]/[.H66])" office:value-type="float" office:value="429" calcext:value-type="float">
            <text:p>429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503" calcext:value-type="float">
            <text:p>3503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420" calcext:value-type="float">
            <text:p>420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float" office:value="429" calcext:value-type="float">
            <text:p>429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5]+[.C44]-[.D44]" office:value-type="float" office:value="1286500" calcext:value-type="float">
            <text:p>1286500</text:p>
          </table:table-cell>
          <table:table-cell table:style-name="ce11" table:formula="of:=['201806'.G65]+[.D44]-[.E44]" office:value-type="float" office:value="5303" calcext:value-type="float">
            <text:p>5303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5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09:51:15.963543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7T09:51:45.204862748</dc:date>
    <meta:editing-duration>P5DT42M19S</meta:editing-duration>
    <meta:editing-cycles>292</meta:editing-cycles>
    <meta:generator>LibreOffice/5.1.6.2$Linux_X86_64 LibreOffice_project/10m0$Build-2</meta:generator>
    <meta:document-statistic meta:table-count="5" meta:cell-count="435" meta:object-count="0"/>
  </office:meta>
</office:document-meta>
</file>